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fo:font-weight="normal" officeooo:rsid="001ca2ae" officeooo:paragraph-rsid="001ca2ae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style:text-underline-style="none" fo:font-weight="bold" officeooo:rsid="001ca2ae" officeooo:paragraph-rsid="001ca2ae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style:text-underline-style="none" fo:font-weight="bold" officeooo:rsid="00203d34" officeooo:paragraph-rsid="00203d34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none" fo:font-weight="bold" officeooo:rsid="00215024" officeooo:paragraph-rsid="00215024" style:font-size-asian="10.5pt" style:font-weight-asian="bold" style:font-size-complex="12pt" style:font-weight-complex="bold"/>
    </style:style>
    <style:style style:name="P5" style:family="paragraph" style:parent-style-name="Text_20_body">
      <style:text-properties fo:font-size="12pt" style:text-underline-style="none" fo:font-weight="normal" officeooo:rsid="001ca2ae" officeooo:paragraph-rsid="001ca2ae" style:font-size-asian="10.5pt" style:font-weight-asian="normal" style:font-size-complex="12pt" style:font-weight-complex="normal"/>
    </style:style>
    <style:style style:name="P6" style:family="paragraph" style:parent-style-name="Text_20_body">
      <style:text-properties fo:font-size="12pt" style:text-underline-style="none" fo:font-weight="bold" officeooo:rsid="00215024" officeooo:paragraph-rsid="00215024" style:font-size-asian="10.5pt" style:font-weight-asian="bold" style:font-size-complex="12pt" style:font-weight-complex="bold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1ca2a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font-size="14pt" officeooo:rsid="001ca2ae" style:font-size-asian="12.25pt" style:font-size-complex="14pt"/>
    </style:style>
    <style:style style:name="T6" style:family="text">
      <style:text-properties fo:font-size="14pt" style:text-underline-style="solid" style:text-underline-width="auto" style:text-underline-color="font-color" fo:font-weight="normal" officeooo:rsid="001ca2ae" style:font-size-asian="12.25pt" style:font-weight-asian="normal" style:font-size-complex="14pt" style:font-weight-complex="normal"/>
    </style:style>
    <style:style style:name="T7" style:family="text">
      <style:text-properties fo:font-size="14pt" style:text-underline-style="solid" style:text-underline-width="auto" style:text-underline-color="font-color" fo:font-weight="bold" officeooo:rsid="001ca2ae" style:font-size-asian="12.25pt" style:font-weight-asian="bold" style:font-size-complex="14pt" style:font-weight-complex="bold"/>
    </style:style>
    <style:style style:name="T8" style:family="text">
      <style:text-properties fo:font-size="14pt" style:text-underline-style="solid" style:text-underline-width="auto" style:text-underline-color="font-color" officeooo:rsid="001ca2ae" style:font-size-asian="12.25pt" style:font-size-complex="14pt"/>
    </style:style>
    <style:style style:name="T9" style:family="text">
      <style:text-properties officeooo:rsid="001fd6cf"/>
    </style:style>
    <style:style style:name="T10" style:family="text">
      <style:text-properties officeooo:rsid="0023da36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7">VALGRIND</text:span></text:p>
      <text:p text:style-name="P2">install valgrind <text:span text:style-name="T9">first</text:span></text:p>
      <text:p text:style-name="P3"><text:a xlink:type="simple" xlink:href="http://www.thegeekstuff.com/2011/11/valgrind-memcheck/" text:style-name="Internet_20_link" text:visited-style-name="Visited_20_Internet_20_Link">http://www.thegeekstuff.com/2011/11/valgrind-memcheck/</text:a></text:p>
      <text:p text:style-name="P3"/>
      <text:p text:style-name="P1"/>
      <text:p text:style-name="P5">One major aspect of system programming is to handle memory related issues effectively. The more you work close to the system, the more memory related issues you need to face.</text:p>
      <text:p text:style-name="Text_20_body">Sometimes these issues are very trivial while many times it becomes a nightmare to debug memory related issues. So, as a practice many tools are used for debugging memory related issues.</text:p>
      <text:p text:style-name="P4">Compile program normally and show output below command</text:p>
      <text:p text:style-name="P4"><text:span text:style-name="T10">$</text:span>valgrind --tool=memcheck --leak-check=full ./a.out</text:p>
      <text:p text:style-name="P4"/>
      <text:p text:style-name="P6">This tool can detect the following memory related problems :</text:p>
      <text:list xml:id="list6033504279179853855" text:style-name="L1">
        <text:list-item>
          <text:p text:style-name="P8">Use of uninitialized memory </text:p>
        </text:list-item>
        <text:list-item>
          <text:p text:style-name="P8">Reading/writing memory after it has been freed </text:p>
        </text:list-item>
        <text:list-item>
          <text:p text:style-name="P8">Reading/writing off the end of malloc’d blocks </text:p>
        </text:list-item>
        <text:list-item>
          <text:p text:style-name="P8">Memory leaks </text:p>
        </text:list-item>
        <text:list-item>
          <text:p text:style-name="P8">Mismatched use of malloc/new/new[] vs free/delete/delete[] </text:p>
        </text:list-item>
        <text:list-item>
          <text:p text:style-name="P7">Doubly freed memory 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16:20:02.143827388</meta:creation-date>
    <dc:date>2017-09-05T16:35:14.512315265</dc:date>
    <meta:editing-duration>PT15M9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125" meta:character-count="833" meta:non-whitespace-character-count="720"/>
  </office:meta>
</office:document-meta>
</file>